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16E0611A5D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24cc28"/>
    </style:style>
    <style:style style:name="P3" style:family="paragraph" style:parent-style-name="Standard">
      <style:paragraph-properties fo:text-align="start" style:justify-single-word="false"/>
      <style:text-properties officeooo:paragraph-rsid="0024cc28"/>
    </style:style>
    <style:style style:name="P4" style:family="paragraph" style:parent-style-name="Standard">
      <style:paragraph-properties fo:text-align="center" style:justify-single-word="false"/>
      <style:text-properties officeooo:paragraph-rsid="0024cc2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4cc28" officeooo:paragraph-rsid="0024cc28"/>
    </style:style>
    <style:style style:name="P6" style:family="paragraph" style:parent-style-name="Standard">
      <style:paragraph-properties fo:text-align="center" style:justify-single-word="false"/>
      <style:text-properties officeooo:rsid="0025d45c" officeooo:paragraph-rsid="0025d45c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0ca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" style:data-style-name="N0">4</text:variable-set>: Frames of Reference</text:p>
      <text:p text:style-name="P3"/>
      <text:list xml:id="list3365022121721646774" text:style-name="L2">
        <text:list-item>
          <text:p text:style-name="P2">George is riding his bicycle to the east at 10 m/s. <text:s/>He sees a car, 100 meters away, coming toward him at 30 m/s. <text:s/>How long does George have to react in order to avoid a collis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651318246548" text:continue-numbering="true" text:style-name="L2">
        <text:list-item>
          <text:p text:style-name="P2">Simone leaves her house and walks to school at a rate of 1.5 m/s. <text:s/>At the same time, Nathaniel leaves the school and walks toward Simone's house at a speed of 2 m/s. <text:s/>Simone's house is 1200 meters from the school.</text:p>
          <text:list>
            <text:list-item>
              <text:p text:style-name="P2">How long does it take for Simone and Nathaniel to me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51052920194" text:continue-numbering="true" text:style-name="L2">
        <text:list-item>
          <text:list>
            <text:list-item>
              <text:p text:style-name="P2">How far from Simone's house do they meet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650213574852" text:continue-numbering="true" text:style-name="L2">
        <text:list-item>
          <text:p text:style-name="P2">Ernest, a police officer, is in pursuit of a car that has been stolen by the notorius criminal Bert. <text:s/>Bert is 5 km ahead of the police car. <text:s/>Bert drives 30 m/s, and the <text:span text:style-name="T3">Ernest</text:span> is catching up by driving 45 m/s. <text:s/></text:p>
          <text:list>
            <text:list-item>
              <text:p text:style-name="P2">How long does it take for Ernest to catch u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51024812788" text:continue-numbering="true" text:style-name="L2">
        <text:list-item>
          <text:list>
            <text:list-item>
              <text:p text:style-name="P2">How far does the Bert drive during that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50298547597" text:continue-numbering="true" text:style-name="L2">
        <text:list-item>
          <text:list>
            <text:list-item>
              <text:p text:style-name="P2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650201950585" text:continue-numbering="true" text:style-name="L2">
        <text:list-item>
          <text:p text:style-name="P2"><text:soft-page-break/>Billy-Bob is flying 100 m/s in a plane directly above a road. <text:s/>He sees a car driving in the same direction, 550 meters <text:span text:style-name="T3">in front of him</text:span>. <text:s/>It takes the plane 7.25 seconds to pass the car. <text:s/>How fast is the car driv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651430423269" text:continue-numbering="true" text:style-name="L2">
        <text:list-item>
          <text:p text:style-name="P2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2">What is the speed of his bullet, as measured by an observer on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51497136669" text:continue-numbering="true" text:style-name="L2">
        <text:list-item>
          <text:list>
            <text:list-item>
              <text:p text:style-name="P2">What speed does the pilot of the Zero fighter see the bullet coming toward him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51142417660" text:continue-numbering="true" text:style-name="L2">
        <text:list-item>
          <text:list>
            <text:list-item>
              <text:p text:style-name="P2">How long does it take for the bullet to hit the imperial figh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50396482478" text:continue-numbering="true" text:style-name="L2">
        <text:list-item>
          <text:list>
            <text:list-item>
              <text:p text:style-name="P2">What is the total distance that the bullet travel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650141502474" text:continue-numbering="true" text:style-name="L2">
        <text:list-item>
          <text:list>
            <text:list-item>
              <text:p text:style-name="P2">What is the date that these events took place?</text:p>
            </text:list-item>
          </text:list>
        </text:list-item>
      </text:list>
      <text:p text:style-name="P3"/>
      <text:p text:style-name="P3"/>
      <text:list xml:id="list73651148419017" text:continue-numbering="true" text:style-name="L2">
        <text:list-item>
          <text:p text:style-name="P5">Jackie is swimming <text:s/>40m from shore when she sees a shark 78 m away. <text:s/>She attempts to swim to the shore at a speed of 4 m/s. <text:s/>The shark swims toward her at a speed of 12 m/s. <text:s/>Does Jackie make it to shore safely? <text:s/></text:p>
        </text:list-item>
      </text:list>
      <text:p text:style-name="P3"/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4-09-04T07:36:49.420798416" text:date-adjust="PT24H00M00S">09/05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6:53:02.335974287</meta:creation-date>
    <meta:editing-duration>PT33M41S</meta:editing-duration>
    <meta:editing-cycles>3</meta:editing-cycles>
    <meta:generator>LibreOffice/4.2.6.2$Linux_X86_64 LibreOffice_project/420$Build-2</meta:generator>
    <meta:initial-creator>Jonas Williamson</meta:initial-creator>
    <dc:date>2014-09-04T07:36:49.396420140</dc:date>
    <dc:creator>Jonas Williamson</dc:creator>
    <meta:printed-by>Jonas Williamson</meta:printed-by>
    <meta:print-date>2014-09-04T07:14:47.475032009</meta:print-date>
    <meta:document-statistic meta:table-count="0" meta:image-count="1" meta:object-count="0" meta:page-count="2" meta:paragraph-count="19" meta:word-count="416" meta:character-count="2053" meta:non-whitespace-character-count="1645"/>
  </office:meta>
</office:document-meta>
</file>